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893cm" style:rel-column-width="1640*"/>
    </style:style>
    <style:style style:name="Table1.B" style:family="table-column">
      <style:table-column-properties style:column-width="6.103cm" style:rel-column-width="3460*"/>
    </style:style>
    <style:style style:name="Table1.C" style:family="table-column">
      <style:table-column-properties style:column-width="8.005cm" style:rel-column-width="45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3bd" officeooo:paragraph-rsid="001e03bd"/>
    </style:style>
    <style:style style:name="P2" style:family="paragraph" style:parent-style-name="Standard">
      <style:paragraph-properties fo:text-align="center" style:justify-single-word="false"/>
      <style:text-properties officeooo:rsid="001e03bd" officeooo:paragraph-rsid="001e03bd"/>
    </style:style>
    <style:style style:name="P3" style:family="paragraph" style:parent-style-name="Standard">
      <style:text-properties officeooo:rsid="001ff4ef" officeooo:paragraph-rsid="001ff4ef"/>
    </style:style>
    <style:style style:name="P4" style:family="paragraph" style:parent-style-name="Standard">
      <style:text-properties officeooo:rsid="001ff738" officeooo:paragraph-rsid="001ff738"/>
    </style:style>
    <style:style style:name="P5" style:family="paragraph" style:parent-style-name="Standard">
      <style:text-properties officeooo:rsid="00202f57" officeooo:paragraph-rsid="00202f57"/>
    </style:style>
    <style:style style:name="P6" style:family="paragraph" style:parent-style-name="Standard">
      <style:paragraph-properties fo:text-align="center" style:justify-single-word="false"/>
      <style:text-properties officeooo:rsid="002188ac" officeooo:paragraph-rsid="002188ac"/>
    </style:style>
    <style:style style:name="P7" style:family="paragraph" style:parent-style-name="Standard">
      <style:paragraph-properties fo:text-align="center" style:justify-single-word="false"/>
      <style:text-properties officeooo:rsid="0021c7b5" officeooo:paragraph-rsid="0021c7b5"/>
    </style:style>
    <style:style style:name="T1" style:family="text">
      <style:text-properties officeooo:rsid="00202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Name</text:p>
          </table:table-cell>
          <table:table-cell table:style-name="Table1.C1" office:value-type="string">
            <text:p text:style-name="P2">Link</text:p>
          </table:table-cell>
        </table:table-row>
        <table:table-row>
          <table:table-cell table:style-name="Table1.A2" office:value-type="string">
            <text:p text:style-name="P2">Lumi Plot </text:p>
          </table:table-cell>
          <table:table-cell table:style-name="Table1.A2" office:value-type="string">
            <text:p text:style-name="P2">int_lumi_cumulative_pp_2.pdf</text:p>
          </table:table-cell>
          <table:table-cell table:style-name="Table1.C2" office:value-type="string">
            <text:p text:style-name="P2">https://twiki.cern.ch/twiki/bin/view/CMSPublic/LumiPublicResults#Multi_year_plots</text:p>
          </table:table-cell>
        </table:table-row>
        <table:table-row>
          <table:table-cell table:style-name="Table1.A2" office:value-type="string">
            <text:p text:style-name="P6">CMS</text:p>
          </table:table-cell>
          <table:table-cell table:style-name="Table1.A2" office:value-type="string">
            <text:p text:style-name="P7">CMS.png</text:p>
          </table:table-cell>
          <table:table-cell table:style-name="Table1.C2" office:value-type="string">
            <text:p text:style-name="P6"><text:a xlink:type="simple" xlink:href="http://orbiterchspacenews.blogspot.in/2013/04/cern-cms-prepares-for-future.html" text:style-name="Internet_20_link" text:visited-style-name="Visited_20_Internet_20_Link">http://orbiterchspacenews.blogspot.in/2013/04/cern-cms-prepares-for-future.html</text:a></text:p>
            <text:p text:style-name="P6"/>
            <text:p text:style-name="P6">http://1.bp.blogspot.com/-dbmAVIBSqMI/UXdRjyYoQOI/AAAAAAAAS1s/vXGwY4CvEUA/s640/cms_3d_jul10.png</text:p>
          </table:table-cell>
        </table:table-row>
      </table:table>
      <text:p text:style-name="P1"/>
      <text:p text:style-name="P1"/>
      <text:p text:style-name="P5">Introduction : Aim, Higgs, End line <text:s/></text:p>
      <text:p text:style-name="P4">LHC : <text:span text:style-name="T1">Design , </text:span></text:p>
      <text:p text:style-name="P4"><text:s/>Beams</text:p>
      <text:p text:style-name="P4"><text:s/>Energies</text:p>
      <text:p text:style-name="P5">Acceleration flow </text:p>
      <text:p text:style-name="P4">Detect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33:42.866738549</meta:creation-date>
    <dc:date>2017-12-13T11:20:49.843005911</dc:date>
    <meta:editing-duration>PT23H16M46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16" meta:word-count="26" meta:character-count="416" meta:non-whitespace-character-count="399"/>
  </office:meta>
</office:document-meta>
</file>